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100" officeooo:paragraph-rsid="001e7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2</text:p>
      <text:p text:style-name="P1"/>
      <text:p text:style-name="P1">Link a figma: https://www.figma.com/file/VkL3kswy30lVIVH9ydQnmH/Actividad12Color?node-id=0%3A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21:09:13.070000000</meta:creation-date>
    <dc:date>2022-09-27T21:09:55.738000000</dc:date>
    <meta:editing-duration>PT43S</meta:editing-duration>
    <meta:editing-cycles>1</meta:editing-cycles>
    <meta:document-statistic meta:table-count="0" meta:image-count="0" meta:object-count="0" meta:page-count="1" meta:paragraph-count="2" meta:word-count="6" meta:character-count="106" meta:non-whitespace-character-count="102"/>
    <meta:generator>LibreOffice/7.3.5.2$Windows_X86_64 LibreOffice_project/184fe81b8c8c30d8b5082578aee2fed2ea847c01</meta:generator>
  </office:meta>
</office:document-meta>
</file>